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910000009B1CA12C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hatch" draw:fill-hatch-name="Black_20_90_20_Degrees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6.04cm" svg:height="6.45cm" svg:x="1.665cm" svg:y="10.326cm">
          <draw:image xlink:href="Pictures/10000000000000910000009B1CA12CEB.jpg" xlink:type="simple" xlink:show="embed" xlink:actuate="onLoad">
            <text:p text:style-name="P4"/>
          </draw:image>
        </draw:frame>
        <draw:rect draw:style-name="gr2" draw:text-style-name="P3" draw:layer="layout" svg:width="3.5cm" svg:height="1.5cm" svg:x="14.343cm" svg:y="14.678cm">
          <text:p text:style-name="P2"><text:span text:style-name="T1">Mainboard</text:span></text:p>
        </draw:rect>
        <draw:rect draw:style-name="gr3" draw:text-style-name="P1" draw:layer="layout" svg:width="1.5cm" svg:height="0.5cm" svg:x="16.343cm" svg:y="14.178cm">
          <text:p text:style-name="P4"/>
        </draw:rect>
        <draw:line draw:style-name="gr4" draw:text-style-name="P1" draw:layer="layout" svg:x1="14.343cm" svg:y1="15.678cm" svg:x2="6.843cm" svg:y2="15.678cm">
          <text:p text:style-name="P4"/>
        </draw:line>
        <draw:frame draw:style-name="gr5" draw:layer="layout" svg:width="2.437cm" svg:height="0.963cm" svg:x="9.545cm" svg:y="14.703cm">
          <draw:text-box>
            <text:p text:style-name="P4">RS232</text:p>
          </draw:text-box>
        </draw:frame>
        <draw:rect draw:style-name="gr4" draw:text-style-name="P1" draw:layer="layout" svg:width="2.7cm" svg:height="2.16cm" svg:x="3.493cm" svg:y="11.088cm">
          <text:p text:style-name="P4"/>
        </draw:rect>
        <draw:frame draw:style-name="gr5" draw:layer="layout" svg:width="1.878cm" svg:height="1.675cm" svg:x="3.843cm" svg:y="11.503cm">
          <draw:text-box>
            <text:p text:style-name="P4">Prüf-<text:line-break/> P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90_20_Degrees" draw:display-name="Black 90 Degrees" draw:style="single" draw:color="#000000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299cm" fo:margin-left="0.343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2$Build-8964</meta:generator>
    <meta:initial-creator>Christoph Knabe</meta:initial-creator>
    <meta:creation-date>2007-09-19T14:32:15</meta:creation-date>
    <dc:creator>Christoph Knabe</dc:creator>
    <dc:date>2007-09-19T14:49:22</dc:date>
    <dc:language>de-DE</dc:language>
    <meta:editing-cycles>2</meta:editing-cycles>
    <meta:editing-duration>PT17M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